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Arial" style:font-name-asian="Arial" style:font-name-complex="Arial" style:use-window-font-color="true"/>
    </style:style>
    <style:style style:name="P2" style:parent-style-name="Normal" style:family="paragraph">
      <style:paragraph-properties fo:margin-bottom="0.0694in"/>
      <style:text-properties style:font-name="Arial" style:font-name-asian="Arial" fo:color="#0D0D0D" fo:font-size="14pt" style:font-size-asian="14pt" style:font-size-complex="14pt"/>
    </style:style>
    <style:style style:name="TableColumn4" style:family="table-column">
      <style:table-column-properties style:column-width="3.0486in"/>
    </style:style>
    <style:style style:name="TableColumn5" style:family="table-column">
      <style:table-column-properties style:column-width="7.6375in"/>
    </style:style>
    <style:style style:name="Table3" style:family="table">
      <style:table-properties style:width="10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top="0.0833in" fo:margin-bottom="0.0833in" fo:line-height="100%"/>
      <style:text-properties style:font-name="Arial" fo:font-size="12pt" style:font-size-asian="12pt" style:font-size-complex="1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top="0.0833in" fo:margin-bottom="0.0833in" fo:line-height="100%"/>
      <style:text-properties style:font-name="Arial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833in" fo:margin-bottom="0.0833in" fo:line-height="100%"/>
    </style:style>
    <style:style style:name="T19" style:parent-style-name="DefaultParagraphFont" style:family="text">
      <style:text-properties style:font-name="Arial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widows="0" fo:orphans="0" fo:margin-top="0.0833in" fo:margin-bottom="0.0833in" fo:line-height="101%"/>
      <style:text-properties style:font-name="Arial" style:font-name-asian="Arial"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7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8" style:parent-style-name="Normal" style:family="paragraph">
      <style:paragraph-properties fo:break-before="page"/>
      <style:text-properties style:font-name="Arial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2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widows="0" fo:orphans="0" style:contextual-spacing="true" fo:margin-bottom="0in" fo:line-height="100%"/>
      <style:text-properties style:font-name="Arial" style:font-name-asian="Arial" fo:font-size="12pt" style:font-size-asian="12pt" style:font-size-complex="12pt"/>
    </style:style>
    <style:style style:name="P3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3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33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olumn35" style:family="table-column">
      <style:table-column-properties style:column-width="7.4777in"/>
    </style:style>
    <style:style style:name="TableColumn36" style:family="table-column">
      <style:table-column-properties style:column-width="3.2083in"/>
    </style:style>
    <style:style style:name="Table34" style:family="table">
      <style:table-properties style:width="10.6861in" fo:margin-left="0in" table:align="left"/>
    </style:style>
    <style:style style:name="TableRow37" style:family="table-row">
      <style:table-row-properties style:min-row-height="0.3041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40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4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44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Row45" style:family="table-row">
      <style:table-row-properties style:min-row-height="0.2888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48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4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5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Row53" style:family="table-row">
      <style:table-row-properties style:min-row-height="0.293in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56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57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60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Row61" style:family="table-row">
      <style:table-row-properties style:min-row-height="0.293in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64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65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68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Row69" style:family="table-row">
      <style:table-row-properties style:min-row-height="0.293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7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73" style:parent-style-name="Normal" style:family="paragraph">
      <style:paragraph-properties fo:widows="0" fo:orphans="0" style:contextual-spacing="true" fo:margin-bottom="0in" fo:line-height="101%">
        <style:tab-stops>
          <style:tab-stop style:type="left" style:position="5.4215in"/>
        </style:tab-stops>
      </style:paragraph-properties>
      <style:text-properties style:font-name="Arial" fo:font-size="12pt" style:font-size-asian="12pt" style:font-size-complex="12pt"/>
    </style:style>
    <style:style style:name="P74" style:parent-style-name="Normal" style:family="paragraph">
      <style:paragraph-properties fo:widows="0" fo:orphans="0" style:contextual-spacing="true" fo:margin-bottom="0in" fo:line-height="101%">
        <style:tab-stops>
          <style:tab-stop style:type="left" style:position="5.4215in"/>
        </style:tab-stops>
      </style:paragraph-properties>
      <style:text-properties style:font-name="Arial" fo:font-size="12pt" style:font-size-asian="12pt" style:font-size-complex="12pt"/>
    </style:style>
    <style:style style:name="P75" style:parent-style-name="Normal" style:family="paragraph">
      <style:paragraph-properties fo:widows="0" fo:orphans="0" style:contextual-spacing="true" fo:margin-bottom="0in" fo:line-height="101%">
        <style:tab-stops>
          <style:tab-stop style:type="left" style:position="5.4215in"/>
        </style:tab-stops>
      </style:paragraph-properties>
      <style:text-properties style:font-name="Arial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78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7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Row80" style:family="table-row">
      <style:table-row-properties style:min-row-height="0.293i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83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84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85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86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8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0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3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4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5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6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7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8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99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100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101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102" style:parent-style-name="Normal" style:family="paragraph">
      <style:paragraph-properties fo:widows="0" fo:orphans="0" style:contextual-spacing="true" fo:margin-bottom="0in" fo:line-height="100%"/>
      <style:text-properties style:font-name="Arial" fo:font-size="12pt" style:font-size-asian="12pt" style:font-size-complex="12pt"/>
    </style:style>
    <style:style style:name="P103" style:parent-style-name="Normal" style:family="paragraph">
      <style:paragraph-properties fo:widows="0" fo:orphans="0" style:contextual-spacing="true" fo:margin-bottom="0in" fo:line-height="101%"/>
      <style:text-properties style:font-name="Arial" fo:font-size="12pt" style:font-size-asian="12pt" style:font-size-complex="12pt"/>
    </style:style>
    <style:style style:name="P104" style:parent-style-name="ListParagraph" style:family="paragraph">
      <style:paragraph-properties fo:widows="0" fo:orphans="0" fo:margin-bottom="0in" fo:line-height="100%"/>
      <style:text-properties style:font-name="Arial"/>
    </style:style>
    <style:style style:name="P105" style:parent-style-name="ListParagraph" style:family="paragraph">
      <style:paragraph-properties fo:widows="0" fo:orphans="0" fo:margin-bottom="0in" fo:line-height="100%"/>
      <style:text-properties style:font-name="Arial"/>
    </style:style>
    <style:style style:name="P106" style:parent-style-name="ListParagraph" style:family="paragraph">
      <style:paragraph-properties fo:widows="0" fo:orphans="0" fo:margin-bottom="0in" fo:line-height="100%"/>
      <style:text-properties style:font-name="Arial"/>
    </style:style>
    <style:style style:name="P107" style:parent-style-name="ListParagraph" style:family="paragraph">
      <style:paragraph-properties fo:widows="0" fo:orphans="0" fo:margin-bottom="0in" fo:line-height="100%"/>
      <style:text-properties style:font-name="Arial"/>
    </style:style>
    <style:style style:name="P108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09" style:parent-style-name="Normal" style:family="paragraph">
      <style:paragraph-properties fo:widows="0" fo:orphans="0" style:contextual-spacing="true" fo:margin-bottom="0in" fo:line-height="101%"/>
    </style:style>
    <style:style style:name="T110" style:parent-style-name="DefaultParagraphFont" style:family="text">
      <style:text-properties style:font-name="Arial"/>
    </style:style>
    <style:style style:name="P111" style:parent-style-name="Normal" style:family="paragraph">
      <style:text-properties style:font-name="Arial" fo:font-size="12pt" style:font-size-asian="12pt" style:font-size-complex="12pt"/>
    </style:style>
    <style:style style:name="P112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3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4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5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6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7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8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19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20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21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TableColumn123" style:family="table-column">
      <style:table-column-properties style:column-width="6.7923in"/>
    </style:style>
    <style:style style:name="TableColumn124" style:family="table-column">
      <style:table-column-properties style:column-width="3.8937in"/>
    </style:style>
    <style:style style:name="Table122" style:family="table">
      <style:table-properties style:width="10.6861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30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31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32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33" style:parent-style-name="ListParagraph" style:family="paragraph">
      <style:paragraph-properties fo:widows="0" fo:orphans="0" fo:margin-bottom="0in" fo:line-height="101%"/>
      <style:text-properties style:font-name="Arial" style:font-name-asian="Arial"/>
    </style:style>
    <style:style style:name="P134" style:parent-style-name="ListParagraph" style:family="paragraph">
      <style:paragraph-properties fo:widows="0" fo:orphans="0" fo:margin-bottom="0in" fo:line-height="101%"/>
      <style:text-properties style:font-name="Arial" style:font-name-asian="Arial"/>
    </style:style>
    <style:style style:name="P135" style:parent-style-name="Normal" style:family="paragraph">
      <style:paragraph-properties fo:widows="0" fo:orphans="0" fo:margin-bottom="0in" fo:line-height="101%"/>
    </style:style>
    <style:style style:name="T136" style:parent-style-name="DefaultParagraphFont" style:family="text">
      <style:text-properties style:font-name="Arial"/>
    </style:style>
    <style:style style:name="P137" style:parent-style-name="Normal" style:family="paragraph">
      <style:text-properties style:font-name="Arial" fo:font-size="12pt" style:font-size-asian="12pt" style:font-size-complex="12pt"/>
    </style:style>
    <style:style style:name="P138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39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0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1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2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3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4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5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6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47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TableColumn149" style:family="table-column">
      <style:table-column-properties style:column-width="6.7923in"/>
    </style:style>
    <style:style style:name="TableColumn150" style:family="table-column">
      <style:table-column-properties style:column-width="3.8937in"/>
    </style:style>
    <style:style style:name="Table148" style:family="table">
      <style:table-properties style:width="10.686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widows="0" fo:orphans="0" style:contextual-spacing="true" fo:margin-bottom="0in" fo:line-height="101%"/>
      <style:text-properties style:font-name="Arial" style:font-name-asian="Arial" fo:font-size="12pt" style:font-size-asian="12pt" style:font-size-complex="12pt"/>
    </style:style>
    <style:style style:name="P156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Arial" fo:font-size="12pt" style:font-size-asian="12pt" style:font-size-complex="12pt"/>
    </style:style>
    <style:style style:name="T159" style:parent-style-name="DefaultParagraphFont" style:family="text">
      <style:text-properties style:font-name="Arial"/>
    </style:style>
    <style:style style:name="P160" style:parent-style-name="ListParagraph" style:family="paragraph">
      <style:paragraph-properties fo:margin-bottom="0in" fo:line-height="100%"/>
      <style:text-properties style:font-name="Arial"/>
    </style:style>
    <style:style style:name="P161" style:parent-style-name="ListParagraph" style:family="paragraph">
      <style:paragraph-properties fo:margin-bottom="0in" fo:line-height="100%"/>
    </style:style>
    <style:style style:name="T162" style:parent-style-name="DefaultParagraphFont" style:family="text">
      <style:text-properties style:font-name="Arial"/>
    </style:style>
    <style:style style:name="P163" style:parent-style-name="Normal" style:family="paragraph">
      <style:paragraph-properties fo:widows="0" fo:orphans="0" fo:margin-bottom="0in" fo:line-height="100%" fo:margin-left="0.25in">
        <style:tab-stops/>
      </style:paragraph-properties>
    </style:style>
    <style:style style:name="T164" style:parent-style-name="DefaultParagraphFont" style:family="text">
      <style:text-properties style:font-name="Arial"/>
    </style:style>
    <style:style style:name="P165" style:parent-style-name="Normal" style:family="paragraph">
      <style:text-properties style:font-name="Arial" fo:font-size="12pt" style:font-size-asian="12pt" style:font-size-complex="12pt"/>
    </style:style>
    <style:style style:name="P166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67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68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69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0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1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2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3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4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5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6" style:parent-style-name="Normal" style:family="paragraph">
      <style:paragraph-properties fo:widows="0" fo:orphans="0" fo:margin-bottom="0in" fo:line-height="101%"/>
      <style:text-properties style:font-name="Arial" style:font-name-asian="Arial"/>
    </style:style>
    <style:style style:name="P177" style:parent-style-name="Normal" style:family="paragraph">
      <style:text-properties style:font-name="Arial" fo:font-size="12pt" style:font-size-asian="12pt" style:font-size-complex="12pt"/>
    </style:style>
    <style:style style:name="P178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79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0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1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2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3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4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5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6" style:parent-style-name="Normal" style:family="paragraph">
      <style:paragraph-properties fo:break-before="page"/>
      <style:text-properties style:font-name="Arial" fo:font-size="12pt" style:font-size-asian="12pt" style:font-size-complex="12pt" fo:hyphenate="true"/>
    </style:style>
    <style:style style:name="P187" style:parent-style-name="Normal" style:family="paragraph">
      <style:paragraph-properties fo:margin-top="0.0694in"/>
      <style:text-properties style:font-name="Arial" fo:font-size="12pt" style:font-size-asian="12pt" style:font-size-complex="12pt"/>
    </style:style>
    <style:style style:name="P188" style:parent-style-name="ListParagraph" style:family="paragraph">
      <style:paragraph-properties fo:margin-top="0.0694in" fo:line-height="100%"/>
      <style:text-properties style:font-name="Arial"/>
    </style:style>
    <style:style style:name="P189" style:parent-style-name="ListParagraph" style:family="paragraph">
      <style:paragraph-properties fo:margin-top="0.0694in" fo:line-height="100%"/>
      <style:text-properties style:font-name="Arial"/>
    </style:style>
    <style:style style:name="P190" style:parent-style-name="ListParagraph" style:family="paragraph">
      <style:paragraph-properties fo:margin-top="0.0694in" fo:line-height="100%"/>
      <style:text-properties style:font-name="Arial"/>
    </style:style>
    <style:style style:name="P191" style:parent-style-name="ListParagraph" style:family="paragraph">
      <style:paragraph-properties fo:margin-top="0.0694in" fo:line-height="100%"/>
      <style:text-properties style:font-name="Arial"/>
    </style:style>
    <style:style style:name="P192" style:parent-style-name="ListParagraph" style:family="paragraph">
      <style:paragraph-properties fo:margin-top="0.0694in" fo:line-height="100%"/>
      <style:text-properties style:font-name="Arial"/>
    </style:style>
    <style:style style:name="P193" style:parent-style-name="Normal" style:family="paragraph">
      <style:paragraph-properties fo:margin-top="0.0694in"/>
    </style:style>
    <style:style style:name="T194" style:parent-style-name="DefaultParagraphFont" style:family="text">
      <style:text-properties style:font-name="Arial" fo:font-size="12pt" style:font-size-asian="12pt" style:font-size-complex="12pt"/>
    </style:style>
    <style:style style:name="T195" style:parent-style-name="Hyperlink" style:family="text">
      <style:text-properties style:font-name="Arial" fo:font-size="12pt" style:font-size-asian="12pt" style:font-size-complex="12pt"/>
    </style:style>
    <style:style style:name="T196" style:parent-style-name="DefaultParagraphFont" style:family="text">
      <style:text-properties style:font-name="Arial" fo:font-size="12pt" style:font-size-asian="12pt" style:font-size-complex="12pt"/>
    </style:style>
    <style:style style:name="P197" style:parent-style-name="Normal" style:family="paragraph">
      <style:paragraph-properties fo:widows="0" fo:orphans="0" fo:margin-bottom="0in" fo:line-height="101%"/>
    </style:style>
    <style:style style:name="T198" style:parent-style-name="DefaultParagraphFont" style:family="text">
      <style:text-properties style:font-name="Arial"/>
    </style:style>
    <style:style style:name="P199" style:parent-style-name="Normal" style:family="paragraph">
      <style:text-properties style:font-name="Arial" fo:font-size="12pt" style:font-size-asian="12pt" style:font-size-complex="12pt"/>
    </style:style>
    <style:style style:name="P200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1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2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3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4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5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6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7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8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09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10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11" style:parent-style-name="Normal" style:family="paragraph">
      <style:paragraph-properties fo:break-before="page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212" style:parent-style-name="Normal" style:family="paragraph"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13" style:parent-style-name="Normal" style:family="paragraph"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15" style:family="table-column">
      <style:table-column-properties style:column-width="5.4111in"/>
    </style:style>
    <style:style style:name="TableColumn216" style:family="table-column">
      <style:table-column-properties style:column-width="5.0201in"/>
    </style:style>
    <style:style style:name="Table214" style:family="table">
      <style:table-properties style:width="10.4312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25" style:parent-style-name="Normal" style:family="paragraph">
      <style:paragraph-properties fo:margin-bottom="0in" fo:line-height="100%" fo:text-indent="0.5in"/>
      <style:text-properties style:font-name="Arial" style:font-name-asian="Arial" fo:font-size="12pt" style:font-size-asian="12pt" style:font-size-complex="12pt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="Arial" fo:font-size="12pt" style:font-size-asian="12pt" style:font-size-complex="12pt"/>
    </style:style>
    <style:style style:name="T228" style:parent-style-name="Hyperlink" style:family="text">
      <style:text-properties style:font-name="Arial" fo:font-size="12pt" style:font-size-asian="12pt" style:font-size-complex="12pt"/>
    </style:style>
    <style:style style:name="P229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31" style:parent-style-name="ListParagraph" style:family="paragraph">
      <style:paragraph-properties fo:margin-bottom="0in" fo:line-height="100%"/>
      <style:text-properties style:font-name="Arial"/>
    </style:style>
    <style:style style:name="P232" style:parent-style-name="ListParagraph" style:family="paragraph">
      <style:paragraph-properties fo:margin-bottom="0in" fo:line-height="100%"/>
      <style:text-properties style:font-name="Arial"/>
    </style:style>
    <style:style style:name="P233" style:parent-style-name="ListParagraph" style:family="paragraph">
      <style:paragraph-properties fo:margin-bottom="0in" fo:line-height="100%"/>
      <style:text-properties style:font-name="Arial"/>
    </style:style>
    <style:style style:name="P234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40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46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47" style:parent-style-name="ListParagraph" style:family="paragraph">
      <style:paragraph-properties fo:margin-bottom="0in" fo:line-height="100%"/>
      <style:text-properties style:font-name="Arial"/>
    </style:style>
    <style:style style:name="P248" style:parent-style-name="ListParagraph" style:family="paragraph">
      <style:paragraph-properties fo:margin-bottom="0in" fo:line-height="100%"/>
      <style:text-properties style:font-name="Arial"/>
    </style:style>
    <style:style style:name="P249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Arial" fo:font-size="12pt" style:font-size-asian="12pt" style:font-size-complex="12pt"/>
    </style:style>
    <style:style style:name="P255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Arial" style:font-name-asian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58" style:parent-style-name="Normal" style:family="paragraph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59" style:parent-style-name="Normal" style:family="paragraph">
      <style:paragraph-properties fo:break-before="page"/>
      <style:text-properties style:font-name="Arial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260" style:parent-style-name="Normal" style:family="paragraph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61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62" style:parent-style-name="Normal" style:family="paragraph">
      <style:paragraph-properties fo:widows="0" fo:orphans="0" fo:margin-bottom="0in" fo:line-height="101%"/>
    </style:style>
    <style:style style:name="T263" style:parent-style-name="DefaultParagraphFont" style:family="text">
      <style:text-properties style:font-name="Arial" fo:font-size="12pt" style:font-size-asian="12pt" style:font-size-complex="12pt"/>
    </style:style>
    <style:style style:name="T264" style:parent-style-name="DefaultParagraphFont" style:family="text">
      <style:text-properties style:font-name="Arial" fo:font-size="12pt" style:font-size-asian="12pt" style:font-size-complex="12pt"/>
    </style:style>
    <style:style style:name="P265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66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67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68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69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0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1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2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3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4" style:parent-style-name="ListParagraph" style:family="paragraph">
      <style:paragraph-properties fo:widows="0" fo:orphans="0" fo:margin-bottom="0in" fo:line-height="101%"/>
      <style:text-properties style:font-name="Arial"/>
    </style:style>
    <style:style style:name="P275" style:parent-style-name="Normal" style:family="paragraph">
      <style:paragraph-properties fo:widows="0" fo:orphans="0" fo:margin-bottom="0in" fo:line-height="101%"/>
      <style:text-properties style:font-name="Arial"/>
    </style:style>
    <style:style style:name="TableColumn277" style:family="table-column">
      <style:table-column-properties style:column-width="7.4777in"/>
    </style:style>
    <style:style style:name="TableColumn278" style:family="table-column">
      <style:table-column-properties style:column-width="3.2083in"/>
    </style:style>
    <style:style style:name="Table276" style:family="table">
      <style:table-properties style:width="10.6861in" fo:margin-left="0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82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83" style:parent-style-name="Normal" style:family="paragraph">
      <style:paragraph-properties fo:widows="0" fo:orphans="0" fo:margin-bottom="0in" fo:line-height="101%"/>
    </style:style>
    <style:style style:name="T284" style:parent-style-name="DefaultParagraphFont" style:family="text">
      <style:text-properties style:font-name="Arial" fo:font-size="12pt" style:font-size-asian="12pt" style:font-size-complex="12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widows="0" fo:orphans="0" fo:margin-bottom="0in" fo:line-height="101%"/>
      <style:text-properties style:font-name="Arial"/>
    </style:style>
    <style:style style:name="P287" style:parent-style-name="Normal" style:family="paragraph">
      <style:paragraph-properties fo:widows="0" fo:orphans="0" fo:margin-bottom="0in" fo:line-height="101%"/>
      <style:text-properties style:font-name="Arial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widows="0" fo:orphans="0" fo:margin-bottom="0in" fo:line-height="101%"/>
      <style:text-properties style:font-name="Arial"/>
    </style:style>
    <style:style style:name="P291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92" style:parent-style-name="Normal" style:family="paragraph">
      <style:paragraph-properties fo:widows="0" fo:orphans="0" fo:margin-bottom="0in" fo:line-height="101%"/>
      <style:text-properties style:font-name="Arial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widows="0" fo:orphans="0" fo:margin-bottom="0in" fo:line-height="101%"/>
      <style:text-properties style:font-name="Arial"/>
    </style:style>
    <style:style style:name="P295" style:parent-style-name="Normal" style:family="paragraph">
      <style:paragraph-properties fo:widows="0" fo:orphans="0" fo:margin-bottom="0in" fo:line-height="101%"/>
      <style:text-properties style:font-name="Arial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299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widows="0" fo:orphans="0" fo:margin-bottom="0in" fo:line-height="101%"/>
      <style:text-properties style:font-name="Arial"/>
    </style:style>
    <style:style style:name="P302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TableColumn304" style:family="table-column">
      <style:table-column-properties style:column-width="10.6277in"/>
    </style:style>
    <style:style style:name="Table303" style:family="table">
      <style:table-properties style:width="10.6277in" fo:margin-left="0in" table:align="left"/>
    </style:style>
    <style:style style:name="TableRow305" style:family="table-row">
      <style:table-row-properties style:min-row-height="1.8687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name="P308" style:parent-style-name="Normal" style:family="paragraph">
      <style:paragraph-properties fo:widows="0" fo:orphans="0" fo:margin-bottom="0in" fo:line-height="101%"/>
      <style:text-properties style:font-name="Arial" fo:font-size="12pt" style:font-size-asian="12pt" style:font-size-complex="12p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Review a Flexible Working Request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me of employee making the request<text:s/></text:p>
          </table:table-cell>
          <table:table-cell table:style-name="TableCell9">
            <text:p text:style-name="P10"/>
          </table:table-cell>
        </table:table-row>
        <table:table-row table:style-name="TableRow11">
          <table:table-cell table:style-name="TableCell12">
            <text:p text:style-name="P13">Job title<text:s/></text:p>
          </table:table-cell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><text:span text:style-name="T19">Current working pattern</text:span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roposed working pattern</text:p>
          </table:table-cell>
          <table:table-cell table:style-name="TableCell25">
            <text:p text:style-name="P26"/>
          </table:table-cell>
        </table:table-row>
      </table:table>
      <text:p text:style-name="P27"/>
      <text:p text:style-name="P28"/>
      <text:p text:style-name="P29">Considering a statutory flexible working request</text:p>
      <text:p text:style-name="P30"/>
      <text:p text:style-name="P31">Check that the application includes the<text:s/>following items:<text:s/></text:p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/>
            <text:p text:style-name="P40">Date<text:s/></text:p>
            <text:p text:style-name="P41"/>
          </table:table-cell>
          <table:table-cell table:style-name="TableCell42">
            <text:p text:style-name="P43"/>
            <text:p text:style-name="P44">Yes/No</text:p>
          </table:table-cell>
        </table:table-row>
        <table:table-row table:style-name="TableRow45">
          <table:table-cell table:style-name="TableCell46">
            <text:p text:style-name="P47"/>
            <text:p text:style-name="P48">Statement that this is a statutory request</text:p>
            <text:p text:style-name="P49"/>
          </table:table-cell>
          <table:table-cell table:style-name="TableCell50">
            <text:p text:style-name="P51"/>
            <text:p text:style-name="P52">Yes/No</text:p>
          </table:table-cell>
        </table:table-row>
        <table:table-row table:style-name="TableRow53">
          <table:table-cell table:style-name="TableCell54">
            <text:p text:style-name="P55"/>
            <text:p text:style-name="P56">Details of how the staff member wants to work flexible<text:s/></text:p>
            <text:p text:style-name="P57"/>
          </table:table-cell>
          <table:table-cell table:style-name="TableCell58">
            <text:p text:style-name="P59"/>
            <text:p text:style-name="P60">Yes/No</text:p>
          </table:table-cell>
        </table:table-row>
        <table:table-row table:style-name="TableRow61">
          <table:table-cell table:style-name="TableCell62">
            <text:p text:style-name="P63"/>
            <text:p text:style-name="P64">Details of when they want to start<text:s/></text:p>
            <text:p text:style-name="P65"/>
          </table:table-cell>
          <table:table-cell table:style-name="TableCell66">
            <text:p text:style-name="P67"/>
            <text:p text:style-name="P68">Yes/No</text:p>
          </table:table-cell>
        </table:table-row>
        <table:table-row table:style-name="TableRow69">
          <table:table-cell table:style-name="TableCell70">
            <text:p text:style-name="P71"/>
            <text:p text:style-name="P72">Date of any previous flexible working<text:s/>requests, if they have made any</text:p>
            <text:p text:style-name="P73">(Note that an employee may have only one live request for flexible working with their<text:s/></text:p>
            <text:p text:style-name="P74">employer at any one time.)</text:p>
            <text:p text:style-name="P75"/>
          </table:table-cell>
          <table:table-cell table:style-name="TableCell76">
            <text:p text:style-name="P77"/>
            <text:p text:style-name="P78"/>
            <text:p text:style-name="P79">Yes/No</text:p>
          </table:table-cell>
        </table:table-row>
        <table:table-row table:style-name="TableRow80">
          <table:table-cell table:style-name="TableCell81">
            <text:p text:style-name="P82"/>
            <text:p text:style-name="P83">Any particular circumstances in which the application is being made<text:s/></text:p>
            <text:p text:style-name="P84">(For example, if the request is because of a disability, it will be considered as a Request<text:s/></text:p>
            <text:p text:style-name="P85">for Reasonable Adjustments under the Equality Act 2010)</text:p>
            <text:p text:style-name="P86"/>
          </table:table-cell>
          <table:table-cell table:style-name="TableCell87">
            <text:p text:style-name="P88"/>
            <text:p text:style-name="P89"/>
            <text:p text:style-name="P90">Yes/No</text:p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<text:s/>Once a request has been made, it remains live until any of the following occur:</text:p>
      <text:p text:style-name="P103"/>
      <text:list text:style-name="LFO1" text:continue-numbering="true">
        <text:list-item>
          <text:p text:style-name="P104">a decision about the<text:s/>request is made by the employer</text:p>
        </text:list-item>
        <text:list-item>
          <text:p text:style-name="P105">the request is withdrawn</text:p>
        </text:list-item>
        <text:list-item>
          <text:p text:style-name="P106">an outcome is mutually agreed</text:p>
        </text:list-item>
        <text:list-item>
          <text:p text:style-name="P107">the statutory 2-month period (beginning with the date on which the application is made), or any agreed extended period, for deciding requests ends</text:p>
        </text:list-item>
      </text:list>
      <text:p text:style-name="P108"/>
      <text:p text:style-name="P109"><text:span text:style-name="T110"><draw:frame draw:z-index="251658240" draw:id="id0" draw:style-name="a0" draw:name="Text Box 1" text:anchor-type="paragraph" svg:x="0in" svg:y="0.00691in" svg:width="10.68542in" svg:height="1.56875in" style:rel-width="scale" style:rel-height="scale"><draw:text-box><text:p text:style-name="P111">Notes:<text:s/></text:p></draw:text-box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Does the individual have a statutory right to make a flexible working request?</text:p>
          </table:table-cell>
          <table:table-cell table:style-name="TableCell128">
            <text:p text:style-name="P129">Yes/No</text:p>
          </table:table-cell>
        </table:table-row>
      </table:table>
      <text:p text:style-name="P130"/>
      <text:p text:style-name="P131">You can still consider a request which is not made under the statutory right. Employees have the statutory right from the first day of employment and if they:</text:p>
      <text:p text:style-name="P132"/>
      <text:list text:style-name="LFO2" text:continue-numbering="true">
        <text:list-item>
          <text:p text:style-name="P133">are legally classed as an employee<text:s/></text:p>
        </text:list-item>
        <text:list-item>
          <text:p text:style-name="P134">have not already made two formal flexible working requests in the last 12 months</text:p>
        </text:list-item>
      </text:list>
      <text:p text:style-name="P135"><text:span text:style-name="T136"><draw:frame draw:z-index="251658241" draw:id="id1" draw:style-name="a1" draw:name="Text Box 1" text:anchor-type="paragraph" svg:x="0in" svg:y="0.18156in" svg:width="10.73125in" svg:height="1.97917in" style:rel-width="scale" style:rel-height="scale"><draw:text-box><text:p text:style-name="P137">Notes:<text:s/></text:p></draw:text-box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Have you discussed the request with the Individual?<text:s/></text:p>
          </table:table-cell>
          <table:table-cell table:style-name="TableCell154">
            <text:p text:style-name="P155">Yes/No</text:p>
          </table:table-cell>
        </table:table-row>
      </table:table>
      <text:p text:style-name="P156"/>
      <text:p text:style-name="P157"><text:span text:style-name="T158">In your discussions you should explore:</text:span><text:span text:style-name="T159"><text:s/></text:span></text:p>
      <text:list text:style-name="LFO3" text:continue-numbering="true">
        <text:list-item>
          <text:p text:style-name="P160">the change they<text:s/>are asking for and the benefits to the individual and the school.<text:s/></text:p>
        </text:list-item>
        <text:list-item>
          <text:p text:style-name="P161"><text:span text:style-name="T162">alternative options</text:span></text:p>
        </text:list-item>
      </text:list>
      <text:p text:style-name="P163"><text:span text:style-name="T164"><draw:frame draw:z-index="251658242" draw:id="id2" draw:style-name="a2" draw:name="Text Box 1" text:anchor-type="paragraph" svg:x="-0.01163in" svg:y="0.16849in" svg:width="10.77778in" svg:height="2.08264in" style:rel-width="scale" style:rel-height="scale"><draw:text-box><text:p text:style-name="P165">Notes:<text:s/></text:p></draw:text-box><svg:title/><svg:desc/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soft-page-break/>
      <text:p text:style-name="P187">As part of your consideration think about:<text:s/></text:p>
      <text:list text:style-name="LFO4" text:continue-numbering="true">
        <text:list-item>
          <text:p text:style-name="P188">does the written request contain sufficient information for you to make a decision? If<text:s/>not, what further information do you need? Can this be obtained by discussing the request?<text:s/></text:p>
        </text:list-item>
        <text:list-item>
          <text:p text:style-name="P189">is there a genuine operational reason why the request should be turned down? Do you have evidence to support this?</text:p>
        </text:list-item>
        <text:list-item>
          <text:p text:style-name="P190">whether there are alternative options that could be explored with the staff member.<text:s/></text:p>
        </text:list-item>
        <text:list-item>
          <text:p text:style-name="P191">what time frame does your flexible working policy say you need to decide in? Remember that by law statutory applications (including any appeal) must be dealt with within 2 months beginning with the date on which the application is made. This is unless both parties agree to an extension period.<text:s/></text:p>
        </text:list-item>
        <text:list-item>
          <text:p text:style-name="P192">the type of change that has been requested (fixed term or permanent). Can the school support the change for the duration of the contract? Or offer a trial period, if agreed with the staff member?</text:p>
        </text:list-item>
      </text:list>
      <text:p text:style-name="P193"><text:span text:style-name="T194">Further support about flexible working can be found in the<text:s/></text:span><text:a xlink:href="https://www.acas.org.uk/flexible-working" office:target-frame-name="_top" xlink:show="replace"><text:span text:style-name="T195">Flexible working | Acas</text:span></text:a><text:span text:style-name="T196">.</text:span></text:p>
      <text:p text:style-name="P197"><text:span text:style-name="T198"><draw:frame draw:z-index="251658243" draw:id="id3" draw:style-name="a3" draw:name="Text Box 1" text:anchor-type="paragraph" svg:x="-0.01163in" svg:y="0.178in" svg:width="10.81389in" svg:height="2.08264in" style:rel-width="scale" style:rel-height="scale"><draw:text-box><text:p text:style-name="P199">Notes:<text:s/></text:p></draw:text-box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>You have decided that you can support the flexible working request.</text:p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Questions<text:s/></text:p>
          </table:table-cell>
          <table:table-cell table:style-name="TableCell220">
            <text:p text:style-name="P221">Notes</text:p>
          </table:table-cell>
        </table:table-row>
        <table:table-row table:style-name="TableRow222">
          <table:table-cell table:style-name="TableCell223">
            <text:p text:style-name="P224">What steps do you now need to take to support the individual, team and school in making flexible<text:s/>working a success?<text:s/></text:p>
            <text:p text:style-name="P225"/>
            <text:p text:style-name="P226"><text:span text:style-name="T227">Example considerations are set out below and should be considered in line with the relevant sections of the<text:s/></text:span><text:a xlink:href="https://www.gov.uk/government/publications/school-teachers-pay-and-conditions" office:target-frame-name="_top" xlink:show="replace"><text:span text:style-name="T228">School teachers' pay and conditions.</text:span></text:a></text:p>
            <text:p text:style-name="P229"/>
            <text:p text:style-name="P230">Practical implications for the role:<text:s/></text:p>
            <text:list text:style-name="LFO5" text:continue-numbering="true">
              <text:list-item>
                <text:p text:style-name="P231">how will wider workload be managed, for example how will duties be reduced if working hours are reducing?</text:p>
              </text:list-item>
              <text:list-item>
                <text:p text:style-name="P232">how will you ensure effective communications?<text:s/></text:p>
              </text:list-item>
              <text:list-item>
                <text:p text:style-name="P233">discuss and agree expectations for attendance at INSET Days, parents’ evenings, CPD etc</text:p>
              </text:list-item>
            </text:list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What arrangements are in place to keep in touch, for example when homeworking or meetings take place on a non-working day?</text:p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How might you support the individual moving forward?<text:s/></text:p>
            <text:p text:style-name="P246">Examples include:</text:p>
            <text:list text:style-name="LFO6" text:continue-numbering="true">
              <text:list-item>
                <text:p text:style-name="P247">provide training on the effective management of shared classes</text:p>
              </text:list-item>
              <text:list-item>
                <text:p text:style-name="P248">support with home-working arrangements</text:p>
              </text:list-item>
            </text:list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Regular check-ins for feedback and discussion</text:p>
            <text:p text:style-name="P255"/>
          </table:table-cell>
          <table:table-cell table:style-name="TableCell256">
            <text:p text:style-name="P257"/>
          </table:table-cell>
        </table:table-row>
      </table:table>
      <text:p text:style-name="P258"/>
      <text:p text:style-name="P259"/>
      <text:p text:style-name="P260">You have discussed with the employee and decided that you cannot support the<text:s/>flexible working request.</text:p>
      <text:p text:style-name="P261"/>
      <text:p text:style-name="P262"><text:span text:style-name="T263">Have you shared with the individual the reason(s) for turning down the request (ideally state which of the 8 statutory reasons to reject a request apply) and their right to an appeal as per your flexible working policy?</text:span><text:tab/><text:tab/><text:span text:style-name="T264"><text:s/></text:span></text:p>
      <text:p text:style-name="P265"/>
      <text:p text:style-name="P266">By<text:s/>law, a request can only be turned down if there is:</text:p>
      <text:list text:style-name="LFO7" text:continue-numbering="true">
        <text:list-item>
          <text:p text:style-name="P267">a burden on additional costs</text:p>
        </text:list-item>
        <text:list-item>
          <text:p text:style-name="P268">detrimental effect on ability to meet customer demand</text:p>
        </text:list-item>
        <text:list-item>
          <text:p text:style-name="P269">inability to reorganise work among existing staff</text:p>
        </text:list-item>
        <text:list-item>
          <text:p text:style-name="P270">detrimental impact on quality.</text:p>
        </text:list-item>
        <text:list-item>
          <text:p text:style-name="P271">detrimental impact on performance</text:p>
        </text:list-item>
        <text:list-item>
          <text:p text:style-name="P272">inability to recruit additional staff</text:p>
        </text:list-item>
        <text:list-item>
          <text:p text:style-name="P273">insufficiency of work during the periods the employee proposes to work</text:p>
        </text:list-item>
        <text:list-item>
          <text:p text:style-name="P274">planned structural changes</text:p>
        </text:list-item>
      </text:list>
      <text:p text:style-name="P275"/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Have you reviewed your decision to ensure that it is not discriminatory?<text:s/></text:p>
            <text:p text:style-name="P282">(For example, has the individual made the request because they have a protected<text:s/></text:p>
            <text:p text:style-name="P283"><text:span text:style-name="T284">characteristic under the Equality Act 2010?)</text:span></text:p>
          </table:table-cell>
          <table:table-cell table:style-name="TableCell285">
            <text:p text:style-name="P286"/>
            <text:p text:style-name="P287">Yes/No</text:p>
          </table:table-cell>
        </table:table-row>
        <table:table-row table:style-name="TableRow288">
          <table:table-cell table:style-name="TableCell289">
            <text:p text:style-name="P290"/>
            <text:p text:style-name="P291">Have you ensured it is not discriminatory in relation to decisions taken in respect of others?</text:p>
            <text:p text:style-name="P292"/>
          </table:table-cell>
          <table:table-cell table:style-name="TableCell293">
            <text:p text:style-name="P294"/>
            <text:p text:style-name="P295">Yes/No</text:p>
          </table:table-cell>
        </table:table-row>
        <table:table-row table:style-name="TableRow296">
          <table:table-cell table:style-name="TableCell297">
            <text:p text:style-name="P298">Have you ensured that you have a clear appeals policy and<text:s/>process in place that you can<text:s/></text:p>
            <text:p text:style-name="P299">signpost the staff member to, should they wish to appeal the decision?</text:p>
          </table:table-cell>
          <table:table-cell table:style-name="TableCell300">
            <text:p text:style-name="P301">Yes/No</text:p>
          </table:table-cell>
        </table:table-row>
      </table:table>
      <text:p text:style-name="P302"/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P307">Notes:<text:s/></text:p>
          </table:table-cell>
        </table:table-row>
      </table:table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Aptos" style:letter-kerning="true" fo:font-size="12pt" style:font-size-asian="12pt" style:font-size-complex="12pt" fo:hyphenate="tru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TextChar1" style:display-name="Comment Text Char1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1">
      <style:text-properties fo:font-weight="bold" style:font-weight-asian="bold" style:font-weight-complex="bold" fo:font-size="10pt" style:font-size-asian="10pt" style:font-size-complex="10pt"/>
    </style:style>
    <style:style style:name="Revision" style:display-name="Revision" style:family="paragraph">
      <style:paragraph-properties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STON-COOK, William</meta:initial-creator>
    <dc:creator>GRAFTON, Miranda</dc:creator>
    <meta:creation-date>2026-02-12T15:37:00Z</meta:creation-date>
    <dc:date>2026-02-12T15:49:00Z</dc:date>
    <meta:template xlink:href="Normal" xlink:type="simple"/>
    <meta:editing-cycles>7</meta:editing-cycles>
    <meta:editing-duration>PT120S</meta:editing-duration>
    <meta:user-defined meta:name="ContentTypeId">0x0101008FDC162AB942F14F94B99672127EE7D6</meta:user-defined>
    <meta:user-defined meta:name="MediaServiceImageTags"/>
    <meta:user-defined meta:name="h5181134883947a99a38d116ffff0102">DfE|a484111e-5b24-4ad9-9778-c536c8c88985</meta:user-defined>
    <meta:user-defined meta:name="ba8d4f2c4b764194bae6c355bbdcc1eb">DfE|cc08a6d4-dfde-4d0f-bd85-069ebcef80d5</meta:user-defined>
    <meta:user-defined meta:name="ce5af11cf85042fda4c4f1f7f633f15b">Official|0884c477-2e62-47ea-b19c-5af6e91124c5</meta:user-defined>
    <meta:user-defined meta:name="DfeOrganisationalUnit">2;#DfE|cc08a6d4-dfde-4d0f-bd85-069ebcef80d5</meta:user-defined>
    <meta:user-defined meta:name="DfeRights:ProtectiveMarking">1;#Official|0884c477-2e62-47ea-b19c-5af6e91124c5</meta:user-defined>
    <meta:user-defined meta:name="DfeOwner">3;#DfE|a484111e-5b24-4ad9-9778-c536c8c88985</meta:user-defined>
    <meta:user-defined meta:name="IWPOrganisationalUnit">2;#DfE|cc08a6d4-dfde-4d0f-bd85-069ebcef80d5</meta:user-defined>
    <meta:user-defined meta:name="IWPRightsProtectiveMarking">1;#Official|0884c477-2e62-47ea-b19c-5af6e91124c5</meta:user-defined>
    <meta:user-defined meta:name="IWPOwner">3;#DfE|a484111e-5b24-4ad9-9778-c536c8c88985</meta:user-defined>
    <meta:user-defined meta:name="DfeRights_x003a_ProtectiveMarking">1;#Official|0884c477-2e62-47ea-b19c-5af6e91124c5</meta:user-defined>
    <meta:user-defined meta:name="DfeSubject"/>
    <meta:user-defined meta:name="fcfa2e3a102f492eb9989c5396408ed9"/>
    <meta:user-defined meta:name="IWPSubject"/>
    <meta:user-defined meta:name="h5181134883947a99a38d116ffff0006"/>
    <meta:user-defined meta:name="IWPFunction"/>
    <meta:user-defined meta:name="lcf76f155ced4ddcb4097134ff3c332f"/>
    <meta:user-defined meta:name="IWPSiteType"/>
    <meta:user-defined meta:name="b11dec6ce0c448c0844aaa6ccb665a34"/>
    <meta:user-defined meta:name="docLang">en</meta:user-defined>
    <meta:user-defined meta:name="_dlc_DocIdItemGuid">8e44e93c-b161-4ff1-a56b-23b332b0a231</meta:user-defined>
    <meta:document-statistic meta:page-count="7" meta:paragraph-count="101" meta:word-count="842" meta:character-count="5097" meta:row-count="242" meta:non-whitespace-character-count="4356"/>
  </office:meta>
</office:document-meta>
</file>